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604cm" fo:margin-left="0cm" table:align="left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4.251cm"/>
    </style:style>
    <style:style style:name="Таблица1.D" style:family="table-column">
      <style:table-column-properties style:column-width="4.854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604cm" fo:margin-left="0cm" table:align="left"/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D" style:family="table-column">
      <style:table-column-properties style:column-width="4.854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604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854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604cm" fo:margin-left="0cm" table:align="left"/>
    </style:style>
    <style:style style:name="Таблица4.A" style:family="table-column">
      <style:table-column-properties style:column-width="4.249cm"/>
    </style:style>
    <style:style style:name="Таблица4.B" style:family="table-column">
      <style:table-column-properties style:column-width="4.251cm"/>
    </style:style>
    <style:style style:name="Таблица4.D" style:family="table-column">
      <style:table-column-properties style:column-width="4.854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604cm" fo:margin-left="0cm" table:align="left"/>
    </style:style>
    <style:style style:name="Таблица5.A" style:family="table-column">
      <style:table-column-properties style:column-width="4.249cm"/>
    </style:style>
    <style:style style:name="Таблица5.B" style:family="table-column">
      <style:table-column-properties style:column-width="4.251cm"/>
    </style:style>
    <style:style style:name="Таблица5.D" style:family="table-column">
      <style:table-column-properties style:column-width="4.854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604cm" fo:margin-left="0cm" table:align="left"/>
    </style:style>
    <style:style style:name="Таблица6.A" style:family="table-column">
      <style:table-column-properties style:column-width="4.249cm"/>
    </style:style>
    <style:style style:name="Таблица6.B" style:family="table-column">
      <style:table-column-properties style:column-width="4.251cm"/>
    </style:style>
    <style:style style:name="Таблица6.D" style:family="table-column">
      <style:table-column-properties style:column-width="4.854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604cm" fo:margin-left="0cm" table:align="left"/>
    </style:style>
    <style:style style:name="Таблица7.A" style:family="table-column">
      <style:table-column-properties style:column-width="4.249cm"/>
    </style:style>
    <style:style style:name="Таблица7.B" style:family="table-column">
      <style:table-column-properties style:column-width="4.251cm"/>
    </style:style>
    <style:style style:name="Таблица7.D" style:family="table-column">
      <style:table-column-properties style:column-width="4.854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604cm" fo:margin-left="0cm" table:align="left"/>
    </style:style>
    <style:style style:name="Таблица8.A" style:family="table-column">
      <style:table-column-properties style:column-width="4.249cm"/>
    </style:style>
    <style:style style:name="Таблица8.B" style:family="table-column">
      <style:table-column-properties style:column-width="4.251cm"/>
    </style:style>
    <style:style style:name="Таблица8.D" style:family="table-column">
      <style:table-column-properties style:column-width="4.854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604cm" fo:margin-left="0cm" table:align="left"/>
    </style:style>
    <style:style style:name="Таблица9.A" style:family="table-column">
      <style:table-column-properties style:column-width="4.249cm"/>
    </style:style>
    <style:style style:name="Таблица9.B" style:family="table-column">
      <style:table-column-properties style:column-width="4.251cm"/>
    </style:style>
    <style:style style:name="Таблица9.D" style:family="table-column">
      <style:table-column-properties style:column-width="4.854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604cm" fo:margin-left="0cm" table:align="left"/>
    </style:style>
    <style:style style:name="Таблица10.A" style:family="table-column">
      <style:table-column-properties style:column-width="4.249cm"/>
    </style:style>
    <style:style style:name="Таблица10.B" style:family="table-column">
      <style:table-column-properties style:column-width="4.251cm"/>
    </style:style>
    <style:style style:name="Таблица10.D" style:family="table-column">
      <style:table-column-properties style:column-width="4.85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604cm" fo:margin-left="0cm" table:align="left"/>
    </style:style>
    <style:style style:name="Таблица11.A" style:family="table-column">
      <style:table-column-properties style:column-width="4.249cm"/>
    </style:style>
    <style:style style:name="Таблица11.B" style:family="table-column">
      <style:table-column-properties style:column-width="4.251cm"/>
    </style:style>
    <style:style style:name="Таблица11.D" style:family="table-column">
      <style:table-column-properties style:column-width="4.854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249cm" style:rel-column-width="16383*"/>
    </style:style>
    <style:style style:name="Таблица12.D" style:family="table-column">
      <style:table-column-properties style:column-width="4.251cm" style:rel-column-width="16386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4.249cm" style:rel-column-width="16383*"/>
    </style:style>
    <style:style style:name="Таблица13.D" style:family="table-column">
      <style:table-column-properties style:column-width="4.251cm" style:rel-column-width="16386*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fecb"/>
    </style:style>
    <style:style style:name="P3" style:family="paragraph" style:parent-style-name="Standard">
      <style:paragraph-properties fo:text-align="center" style:justify-single-word="false"/>
      <style:text-properties officeooo:paragraph-rsid="001d0500"/>
    </style:style>
    <style:style style:name="P4" style:family="paragraph" style:parent-style-name="Standard">
      <style:text-properties officeooo:paragraph-rsid="001bfecb"/>
    </style:style>
    <style:style style:name="P5" style:family="paragraph" style:parent-style-name="Standard">
      <style:text-properties officeooo:paragraph-rsid="001d0500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bfecb"/>
    </style:style>
    <style:style style:name="P8" style:family="paragraph" style:parent-style-name="Table_20_Contents">
      <style:paragraph-properties fo:text-align="center" style:justify-single-word="false"/>
      <style:text-properties officeooo:paragraph-rsid="001d0500"/>
    </style:style>
    <style:style style:name="P9" style:family="paragraph" style:parent-style-name="Table_20_Contents">
      <style:paragraph-properties fo:text-align="center" style:justify-single-word="false"/>
      <style:text-properties officeooo:rsid="00137711" officeooo:paragraph-rsid="00137711"/>
    </style:style>
    <style:style style:name="P10" style:family="paragraph" style:parent-style-name="Table_20_Contents">
      <style:paragraph-properties fo:text-align="center" style:justify-single-word="false"/>
      <style:text-properties officeooo:rsid="0013fb9b" officeooo:paragraph-rsid="0013fb9b"/>
    </style:style>
    <style:style style:name="P11" style:family="paragraph" style:parent-style-name="Table_20_Contents">
      <style:paragraph-properties fo:text-align="center" style:justify-single-word="false"/>
      <style:text-properties officeooo:rsid="0013fb9b" officeooo:paragraph-rsid="0016747a"/>
    </style:style>
    <style:style style:name="P12" style:family="paragraph" style:parent-style-name="Table_20_Contents">
      <style:paragraph-properties fo:text-align="center" style:justify-single-word="false"/>
      <style:text-properties officeooo:rsid="0013fb9b" officeooo:paragraph-rsid="00187131"/>
    </style:style>
    <style:style style:name="P13" style:family="paragraph" style:parent-style-name="Table_20_Contents">
      <style:paragraph-properties fo:text-align="center" style:justify-single-word="false"/>
      <style:text-properties officeooo:rsid="0013fb9b" officeooo:paragraph-rsid="00199410"/>
    </style:style>
    <style:style style:name="P14" style:family="paragraph" style:parent-style-name="Table_20_Contents">
      <style:paragraph-properties fo:text-align="center" style:justify-single-word="false"/>
      <style:text-properties officeooo:rsid="0013fb9b" officeooo:paragraph-rsid="001a11a1"/>
    </style:style>
    <style:style style:name="P15" style:family="paragraph" style:parent-style-name="Table_20_Contents">
      <style:paragraph-properties fo:text-align="center" style:justify-single-word="false"/>
      <style:text-properties officeooo:rsid="0013fb9b" officeooo:paragraph-rsid="001bfecb"/>
    </style:style>
    <style:style style:name="P16" style:family="paragraph" style:parent-style-name="Table_20_Contents">
      <style:paragraph-properties fo:text-align="center" style:justify-single-word="false"/>
      <style:text-properties officeooo:rsid="0013fb9b" officeooo:paragraph-rsid="001d0500"/>
    </style:style>
    <style:style style:name="P17" style:family="paragraph" style:parent-style-name="Table_20_Contents">
      <style:paragraph-properties fo:text-align="center" style:justify-single-word="false"/>
      <style:text-properties officeooo:rsid="0013fb9b" officeooo:paragraph-rsid="002ffba3"/>
    </style:style>
    <style:style style:name="P18" style:family="paragraph" style:parent-style-name="Table_20_Contents">
      <style:paragraph-properties fo:text-align="center" style:justify-single-word="false"/>
      <style:text-properties officeooo:rsid="0015777a" officeooo:paragraph-rsid="0015777a"/>
    </style:style>
    <style:style style:name="P19" style:family="paragraph" style:parent-style-name="Table_20_Contents">
      <style:paragraph-properties fo:text-align="center" style:justify-single-word="false"/>
      <style:text-properties officeooo:rsid="0016747a" officeooo:paragraph-rsid="0016747a"/>
    </style:style>
    <style:style style:name="P20" style:family="paragraph" style:parent-style-name="Table_20_Contents">
      <style:paragraph-properties fo:text-align="center" style:justify-single-word="false"/>
      <style:text-properties officeooo:rsid="0016747a" officeooo:paragraph-rsid="00346d9f"/>
    </style:style>
    <style:style style:name="P21" style:family="paragraph" style:parent-style-name="Table_20_Contents">
      <style:paragraph-properties fo:text-align="center" style:justify-single-word="false"/>
      <style:text-properties officeooo:rsid="0016d1af" officeooo:paragraph-rsid="0016d1af"/>
    </style:style>
    <style:style style:name="P22" style:family="paragraph" style:parent-style-name="Table_20_Contents">
      <style:paragraph-properties fo:text-align="center" style:justify-single-word="false"/>
      <style:text-properties officeooo:rsid="00187131" officeooo:paragraph-rsid="00187131"/>
    </style:style>
    <style:style style:name="P23" style:family="paragraph" style:parent-style-name="Table_20_Contents">
      <style:paragraph-properties fo:text-align="center" style:justify-single-word="false"/>
      <style:text-properties officeooo:rsid="00187131" officeooo:paragraph-rsid="00199410"/>
    </style:style>
    <style:style style:name="P24" style:family="paragraph" style:parent-style-name="Table_20_Contents">
      <style:paragraph-properties fo:text-align="center" style:justify-single-word="false"/>
      <style:text-properties officeooo:rsid="00187131" officeooo:paragraph-rsid="001a11a1"/>
    </style:style>
    <style:style style:name="P25" style:family="paragraph" style:parent-style-name="Table_20_Contents">
      <style:paragraph-properties fo:text-align="center" style:justify-single-word="false"/>
      <style:text-properties officeooo:rsid="00187131" officeooo:paragraph-rsid="001bfecb"/>
    </style:style>
    <style:style style:name="P26" style:family="paragraph" style:parent-style-name="Table_20_Contents">
      <style:paragraph-properties fo:text-align="center" style:justify-single-word="false"/>
      <style:text-properties officeooo:rsid="00187131" officeooo:paragraph-rsid="00346d9f"/>
    </style:style>
    <style:style style:name="P27" style:family="paragraph" style:parent-style-name="Table_20_Contents">
      <style:paragraph-properties fo:text-align="center" style:justify-single-word="false"/>
      <style:text-properties officeooo:rsid="00199410" officeooo:paragraph-rsid="00199410"/>
    </style:style>
    <style:style style:name="P28" style:family="paragraph" style:parent-style-name="Table_20_Contents">
      <style:paragraph-properties fo:text-align="center" style:justify-single-word="false"/>
      <style:text-properties officeooo:rsid="001a11a1" officeooo:paragraph-rsid="001a11a1"/>
    </style:style>
    <style:style style:name="P29" style:family="paragraph" style:parent-style-name="Table_20_Contents">
      <style:paragraph-properties fo:text-align="center" style:justify-single-word="false"/>
      <style:text-properties officeooo:rsid="001a11a1" officeooo:paragraph-rsid="001bfecb"/>
    </style:style>
    <style:style style:name="P30" style:family="paragraph" style:parent-style-name="Table_20_Contents">
      <style:paragraph-properties fo:text-align="center" style:justify-single-word="false"/>
      <style:text-properties officeooo:rsid="001bfecb" officeooo:paragraph-rsid="001bfecb"/>
    </style:style>
    <style:style style:name="P31" style:family="paragraph" style:parent-style-name="Table_20_Contents">
      <style:paragraph-properties fo:text-align="center" style:justify-single-word="false"/>
      <style:text-properties officeooo:rsid="001c9aaf" officeooo:paragraph-rsid="001c9aaf"/>
    </style:style>
    <style:style style:name="P32" style:family="paragraph" style:parent-style-name="Table_20_Contents">
      <style:paragraph-properties fo:text-align="center" style:justify-single-word="false"/>
      <style:text-properties officeooo:rsid="001c9aaf" officeooo:paragraph-rsid="00346d9f"/>
    </style:style>
    <style:style style:name="P33" style:family="paragraph" style:parent-style-name="Table_20_Contents">
      <style:paragraph-properties fo:text-align="center" style:justify-single-word="false"/>
      <style:text-properties officeooo:rsid="001d0500" officeooo:paragraph-rsid="001d0500"/>
    </style:style>
    <style:style style:name="P34" style:family="paragraph" style:parent-style-name="Table_20_Contents">
      <style:paragraph-properties fo:text-align="center" style:justify-single-word="false"/>
      <style:text-properties officeooo:rsid="001e793e" officeooo:paragraph-rsid="001e793e"/>
    </style:style>
    <style:style style:name="P35" style:family="paragraph" style:parent-style-name="Table_20_Contents">
      <style:paragraph-properties fo:text-align="center" style:justify-single-word="false"/>
      <style:text-properties officeooo:rsid="001e793e" officeooo:paragraph-rsid="003120a1"/>
    </style:style>
    <style:style style:name="P36" style:family="paragraph" style:parent-style-name="Table_20_Contents">
      <style:paragraph-properties fo:text-align="center" style:justify-single-word="false"/>
      <style:text-properties officeooo:rsid="001e793e" officeooo:paragraph-rsid="00346d9f"/>
    </style:style>
    <style:style style:name="P37" style:family="paragraph" style:parent-style-name="Table_20_Contents">
      <style:paragraph-properties fo:text-align="center" style:justify-single-word="false"/>
      <style:text-properties fo:color="#333333"/>
    </style:style>
    <style:style style:name="P38" style:family="paragraph" style:parent-style-name="Table_20_Contents">
      <style:paragraph-properties fo:text-align="center" style:justify-single-word="false"/>
      <style:text-properties officeooo:rsid="002ffba3" officeooo:paragraph-rsid="002ffba3"/>
    </style:style>
    <style:style style:name="P39" style:family="paragraph" style:parent-style-name="Table_20_Contents">
      <style:paragraph-properties fo:text-align="center" style:justify-single-word="false"/>
      <style:text-properties officeooo:rsid="003120a1" officeooo:paragraph-rsid="003120a1"/>
    </style:style>
    <style:style style:name="P40" style:family="paragraph" style:parent-style-name="Table_20_Contents">
      <style:paragraph-properties fo:text-align="center" style:justify-single-word="false"/>
      <style:text-properties officeooo:rsid="00346d9f" officeooo:paragraph-rsid="00346d9f"/>
    </style:style>
    <style:style style:name="P41" style:family="paragraph" style:parent-style-name="Table_20_Contents">
      <style:paragraph-properties fo:text-align="center" style:justify-single-word="false"/>
      <style:text-properties officeooo:rsid="003556a4" officeooo:paragraph-rsid="003556a4"/>
    </style:style>
    <style:style style:name="P42" style:family="paragraph" style:parent-style-name="Table_20_Contents">
      <style:paragraph-properties fo:text-align="center" style:justify-single-word="false"/>
      <style:text-properties officeooo:rsid="0013fb9b" officeooo:paragraph-rsid="00346d9f"/>
    </style:style>
    <style:style style:name="P43" style:family="paragraph" style:parent-style-name="Table_20_Contents">
      <style:paragraph-properties fo:text-align="center" style:justify-single-word="false"/>
      <style:text-properties officeooo:rsid="0013fb9b" officeooo:paragraph-rsid="0013fb9b"/>
    </style:style>
    <style:style style:name="T1" style:family="text">
      <style:text-properties officeooo:rsid="0013fb9b"/>
    </style:style>
    <style:style style:name="T2" style:family="text">
      <style:text-properties officeooo:rsid="0015777a"/>
    </style:style>
    <style:style style:name="T3" style:family="text">
      <style:text-properties officeooo:rsid="0016d1af"/>
    </style:style>
    <style:style style:name="T4" style:family="text">
      <style:text-properties officeooo:rsid="00199410"/>
    </style:style>
    <style:style style:name="T5" style:family="text">
      <style:text-properties officeooo:rsid="001a11a1"/>
    </style:style>
    <style:style style:name="T6" style:family="text">
      <style:text-properties officeooo:rsid="001bfecb"/>
    </style:style>
    <style:style style:name="T7" style:family="text">
      <style:text-properties officeooo:rsid="001d0500"/>
    </style:style>
    <style:style style:name="T8" style:family="text">
      <style:text-properties fo:color="#333333"/>
    </style:style>
    <style:style style:name="T9" style:family="text">
      <style:text-properties fo:color="#333333" officeooo:rsid="001e793e"/>
    </style:style>
    <style:style style:name="T10" style:family="text">
      <style:text-properties officeooo:rsid="0026963d"/>
    </style:style>
    <style:style style:name="T11" style:family="text">
      <style:text-properties officeooo:rsid="001c9aaf"/>
    </style:style>
    <style:style style:name="T12" style:family="text">
      <style:text-properties officeooo:rsid="002b416e"/>
    </style:style>
    <style:style style:name="T13" style:family="text">
      <style:text-properties officeooo:rsid="003556a4"/>
    </style:style>
    <style:style style:name="T14" style:family="text">
      <style:text-properties officeooo:rsid="0036a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 table:style-name="TableLine94101230229952">
          <table:table-cell table:style-name="Таблица1.A1" table:number-columns-spanned="4" office:value-type="string">
            <text:p text:style-name="P9">Mangaka — информация о мангаках </text:p>
          </table:table-cell>
          <table:covered-table-cell/>
          <table:covered-table-cell/>
          <table:covered-table-cell/>
        </table:table-row>
        <table:table-row table:style-name="TableLine94101230361392">
          <table:table-cell table:style-name="Таблица1.A2" office:value-type="string">
            <text:p text:style-name="P9">Название</text:p>
          </table:table-cell>
          <table:table-cell table:style-name="Таблица1.A2" office:value-type="string">
            <text:p text:style-name="P9">Описание</text:p>
          </table:table-cell>
          <table:table-cell table:style-name="Таблица1.A2" office:value-type="string">
            <text:p text:style-name="P9">Тип данных</text:p>
          </table:table-cell>
          <table:table-cell table:style-name="Таблица1.D2" office:value-type="string">
            <text:p text:style-name="P9">Ограничение</text:p>
          </table:table-cell>
        </table:table-row>
        <table:table-row table:style-name="TableLine94101230363152">
          <table:table-cell table:style-name="Таблица1.A2" office:value-type="string">
            <text:p text:style-name="P9">mangaka_id</text:p>
          </table:table-cell>
          <table:table-cell table:style-name="Таблица1.A2" office:value-type="string">
            <text:p text:style-name="P9">Идентификатор мангаки</text:p>
          </table:table-cell>
          <table:table-cell table:style-name="Таблица1.A2" office:value-type="string">
            <text:p text:style-name="P40">SERIAL</text:p>
          </table:table-cell>
          <table:table-cell table:style-name="Таблица1.D2" office:value-type="string">
            <text:p text:style-name="P42">PRIMARY KEY</text:p>
          </table:table-cell>
        </table:table-row>
        <table:table-row table:style-name="TableLine94101230364064">
          <table:table-cell table:style-name="Таблица1.A2" office:value-type="string">
            <text:p text:style-name="P10">name</text:p>
          </table:table-cell>
          <table:table-cell table:style-name="Таблица1.A2" office:value-type="string">
            <text:p text:style-name="P10">Имя и фамилия мангаки</text:p>
          </table:table-cell>
          <table:table-cell table:style-name="Таблица1.A2" office:value-type="string">
            <text:p text:style-name="P10">VARCHAR<text:span text:style-name="T2">(255)</text:span></text:p>
          </table:table-cell>
          <table:table-cell table:style-name="Таблица1.D2" office:value-type="string">
            <text:p text:style-name="P10">NOT NULL UNIQUE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row table:style-name="TableLine94101230365728">
          <table:table-cell table:style-name="Таблица2.A1" table:number-columns-spanned="4" office:value-type="string">
            <text:p text:style-name="P10">Manga – информация о выпущенной манге</text:p>
          </table:table-cell>
          <table:covered-table-cell/>
          <table:covered-table-cell/>
          <table:covered-table-cell/>
        </table:table-row>
        <table:table-row table:style-name="TableLine94101230409520">
          <table:table-cell table:style-name="Таблица2.A2" office:value-type="string">
            <text:p text:style-name="P10">Название</text:p>
          </table:table-cell>
          <table:table-cell table:style-name="Таблица2.A2" office:value-type="string">
            <text:p text:style-name="P10">Описание</text:p>
          </table:table-cell>
          <table:table-cell table:style-name="Таблица2.A2" office:value-type="string">
            <text:p text:style-name="P10">Тип данных</text:p>
          </table:table-cell>
          <table:table-cell table:style-name="Таблица2.D2" office:value-type="string">
            <text:p text:style-name="P10">Ограничение</text:p>
          </table:table-cell>
        </table:table-row>
        <table:table-row table:style-name="TableLine94101230411376">
          <table:table-cell table:style-name="Таблица2.A2" office:value-type="string">
            <text:p text:style-name="P10">manga_id</text:p>
          </table:table-cell>
          <table:table-cell table:style-name="Таблица2.A2" office:value-type="string">
            <text:p text:style-name="P10">Идентификатор манги</text:p>
          </table:table-cell>
          <table:table-cell table:style-name="Таблица2.A2" office:value-type="string">
            <text:p text:style-name="P40">SERIAL</text:p>
          </table:table-cell>
          <table:table-cell table:style-name="Таблица2.D2" office:value-type="string">
            <text:p text:style-name="P10">PRIMARY KEY FOREIGN KEY<text:bookmark text:name="__DdeLink__1010_2668769233"/></text:p>
          </table:table-cell>
        </table:table-row>
        <table:table-row table:style-name="TableLine94101230412288">
          <table:table-cell table:style-name="Таблица2.A2" office:value-type="string">
            <text:p text:style-name="P10">title</text:p>
          </table:table-cell>
          <table:table-cell table:style-name="Таблица2.A2" office:value-type="string">
            <text:p text:style-name="P10">Название манги</text:p>
          </table:table-cell>
          <table:table-cell table:style-name="Таблица2.A2" office:value-type="string">
            <text:p text:style-name="P10">VARCHAR<text:span text:style-name="T2">(255)</text:span></text:p>
          </table:table-cell>
          <table:table-cell table:style-name="Таблица2.D2" office:value-type="string">
            <text:p text:style-name="P10">NOT NULL FOREIGN KEY</text:p>
          </table:table-cell>
        </table:table-row>
        <table:table-row table:style-name="TableLine94101230413248">
          <table:table-cell table:style-name="Таблица2.A2" office:value-type="string">
            <text:p text:style-name="P18">volume</text:p>
          </table:table-cell>
          <table:table-cell table:style-name="Таблица2.A2" office:value-type="string">
            <text:p text:style-name="P18">Глава манги</text:p>
          </table:table-cell>
          <table:table-cell table:style-name="Таблица2.A2" office:value-type="string">
            <text:p text:style-name="P39">SMALLINT</text:p>
          </table:table-cell>
          <table:table-cell table:style-name="Таблица2.D2" office:value-type="string">
            <text:p text:style-name="P18"><text:bookmark-start text:name="__DdeLink__998_2668769233"/><text:bookmark-start text:name="__DdeLink__932_2510525126"/>CHECK (volume &gt; 0)<text:bookmark-end text:name="__DdeLink__998_2668769233"/><text:bookmark-end text:name="__DdeLink__932_2510525126"/></text:p>
          </table:table-cell>
        </table:table-row>
        <table:table-row table:style-name="TableLine94101230414240">
          <table:table-cell table:style-name="Таблица2.A2" office:value-type="string">
            <text:p text:style-name="P18">edition</text:p>
          </table:table-cell>
          <table:table-cell table:style-name="Таблица2.A2" office:value-type="string">
            <text:p text:style-name="P18">Номер издания</text:p>
          </table:table-cell>
          <table:table-cell table:style-name="Таблица2.A2" office:value-type="string">
            <text:p text:style-name="P39">SMALLINT</text:p>
          </table:table-cell>
          <table:table-cell table:style-name="Таблица2.D2" office:value-type="string">
            <text:p text:style-name="P18"><text:bookmark-start text:name="__DdeLink__1000_2668769233"/><text:bookmark-start text:name="__DdeLink__934_2510525126"/>CHECK (edition &gt; 0)<text:bookmark-end text:name="__DdeLink__1000_2668769233"/><text:bookmark-end text:name="__DdeLink__934_2510525126"/></text:p>
          </table:table-cell>
        </table:table-row>
        <table:table-row table:style-name="TableLine94101230415264">
          <table:table-cell table:style-name="Таблица2.A2" office:value-type="string">
            <text:p text:style-name="P18">drawing_cnt</text:p>
          </table:table-cell>
          <table:table-cell table:style-name="Таблица2.A2" office:value-type="string">
            <text:p text:style-name="P18">Тираж манги</text:p>
          </table:table-cell>
          <table:table-cell table:style-name="Таблица2.A2" office:value-type="string">
            <text:p text:style-name="P18">INT</text:p>
          </table:table-cell>
          <table:table-cell table:style-name="Таблица2.D2" office:value-type="string">
            <text:p text:style-name="P18"><text:bookmark-start text:name="__DdeLink__1002_2668769233"/><text:bookmark-start text:name="__DdeLink__936_2510525126"/>CHECK (drawing_cnt &gt; 0)<text:bookmark-end text:name="__DdeLink__1002_2668769233"/><text:bookmark-end text:name="__DdeLink__936_2510525126"/></text:p>
          </table:table-cell>
        </table:table-row>
        <table:table-row table:style-name="TableLine94101230416336">
          <table:table-cell table:style-name="Таблица2.A2" office:value-type="string">
            <text:p text:style-name="P18">coloured_flg</text:p>
          </table:table-cell>
          <table:table-cell table:style-name="Таблица2.A2" office:value-type="string">
            <text:p text:style-name="P18">Цветная манга или черно-белая</text:p>
          </table:table-cell>
          <table:table-cell table:style-name="Таблица2.A2" office:value-type="string">
            <text:p text:style-name="P18">BOOLEAN</text:p>
          </table:table-cell>
          <table:table-cell table:style-name="Таблица2.D2" office:value-type="string">
            <text:p text:style-name="P18"><text:bookmark-start text:name="__DdeLink__938_2510525126"/>NOT NULL<text:bookmark-end text:name="__DdeLink__938_2510525126"/></text:p>
          </table:table-cell>
        </table:table-row>
        <table:table-row table:style-name="TableLine94101230417408">
          <table:table-cell table:style-name="Таблица2.A2" office:value-type="string">
            <text:p text:style-name="P18">mangaka_id</text:p>
          </table:table-cell>
          <table:table-cell table:style-name="Таблица2.A2" office:value-type="string">
            <text:p text:style-name="P18">Идентификатор мангаки, нарисовавшего мангу</text:p>
          </table:table-cell>
          <table:table-cell table:style-name="Таблица2.A2" office:value-type="string">
            <text:p text:style-name="P41">SERIAL</text:p>
          </table:table-cell>
          <table:table-cell table:style-name="Таблица2.D2" office:value-type="string">
            <text:p text:style-name="P18"><text:bookmark-start text:name="__DdeLink__940_2510525126"/>NOT NULL<text:bookmark-end text:name="__DdeLink__940_2510525126"/> FOREIGN KEY</text:p>
          </table:table-cell>
        </table:table-row>
        <table:table-row table:style-name="TableLine94101230418400">
          <table:table-cell table:style-name="Таблица2.A2" office:value-type="string">
            <text:p text:style-name="P18">print_dt</text:p>
          </table:table-cell>
          <table:table-cell table:style-name="Таблица2.A2" office:value-type="string">
            <text:p text:style-name="P18">Дата отправки на печать</text:p>
          </table:table-cell>
          <table:table-cell table:style-name="Таблица2.A2" office:value-type="string">
            <text:p text:style-name="P18">DATE</text:p>
          </table:table-cell>
          <table:table-cell table:style-name="Таблица2.D2" office:value-type="string">
            <text:p text:style-name="P18"/>
          </table:table-cell>
        </table:table-row>
        <table:table-row table:style-name="TableLine94101230419472">
          <table:table-cell table:style-name="Таблица2.A2" office:value-type="string">
            <text:p text:style-name="P19">cost</text:p>
          </table:table-cell>
          <table:table-cell table:style-name="Таблица2.A2" office:value-type="string">
            <text:p text:style-name="P19">Стоимость манги</text:p>
          </table:table-cell>
          <table:table-cell table:style-name="Таблица2.A2" office:value-type="string">
            <text:p text:style-name="P19">MONEY</text:p>
          </table:table-cell>
          <table:table-cell table:style-name="Таблица2.D2" office:value-type="string">
            <text:p text:style-name="P19"><text:bookmark-start text:name="__DdeLink__1004_2668769233"/><text:bookmark-start text:name="__DdeLink__942_2510525126"/>CHECK (cost &gt; 0)<text:bookmark-end text:name="__DdeLink__1004_2668769233"/><text:bookmark-end text:name="__DdeLink__942_2510525126"/>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94101230421168">
          <table:table-cell table:style-name="Таблица3.A1" table:number-columns-spanned="4" office:value-type="string">
            <text:p text:style-name="P19">Merch — информация об атрибутике (мерче), выпускаемой по манге</text:p>
          </table:table-cell>
          <table:covered-table-cell/>
          <table:covered-table-cell/>
          <table:covered-table-cell/>
        </table:table-row>
        <table:table-row table:style-name="TableLine94101230447328">
          <table:table-cell table:style-name="Таблица3.A2" office:value-type="string">
            <text:p text:style-name="P11">Название</text:p>
          </table:table-cell>
          <table:table-cell table:style-name="Таблица3.A2" office:value-type="string">
            <text:p text:style-name="P11">Описание</text:p>
          </table:table-cell>
          <table:table-cell table:style-name="Таблица3.A2" office:value-type="string">
            <text:p text:style-name="P11">Тип данных</text:p>
          </table:table-cell>
          <table:table-cell table:style-name="Таблица3.D2" office:value-type="string">
            <text:p text:style-name="P11">Ограничение</text:p>
          </table:table-cell>
        </table:table-row>
        <table:table-row table:style-name="TableLine94101230449184">
          <table:table-cell table:style-name="Таблица3.A2" office:value-type="string">
            <text:p text:style-name="P19">merch_id</text:p>
          </table:table-cell>
          <table:table-cell table:style-name="Таблица3.A2" office:value-type="string">
            <text:p text:style-name="P19">Идентификатор мерча</text:p>
          </table:table-cell>
          <table:table-cell table:style-name="Таблица3.A2" office:value-type="string">
            <text:p text:style-name="P41">SERIAL</text:p>
          </table:table-cell>
          <table:table-cell table:style-name="Таблица3.D2" office:value-type="string">
            <text:p text:style-name="P20">PRIMARY KEY FOREIGN KEY</text:p>
          </table:table-cell>
        </table:table-row>
        <table:table-row table:style-name="TableLine94101230450096">
          <table:table-cell table:style-name="Таблица3.A2" office:value-type="string">
            <text:p text:style-name="P19">name</text:p>
          </table:table-cell>
          <table:table-cell table:style-name="Таблица3.A2" office:value-type="string">
            <text:p text:style-name="P19">Название мерча</text:p>
          </table:table-cell>
          <table:table-cell table:style-name="Таблица3.A2" office:value-type="string">
            <text:p text:style-name="P19">VARCHAR(255)</text:p>
          </table:table-cell>
          <table:table-cell table:style-name="Таблица3.D2" office:value-type="string">
            <text:p text:style-name="P19">NOT NULL</text:p>
          </table:table-cell>
        </table:table-row>
        <table:table-row table:style-name="TableLine94101230451056">
          <table:table-cell table:style-name="Таблица3.A2" office:value-type="string">
            <text:p text:style-name="P21">title_base</text:p>
          </table:table-cell>
          <table:table-cell table:style-name="Таблица3.A2" office:value-type="string">
            <text:p text:style-name="P21">Манга, по которой был выпущен мерч</text:p>
          </table:table-cell>
          <table:table-cell table:style-name="Таблица3.A2" office:value-type="string">
            <text:p text:style-name="P21">VARCHAR</text:p>
          </table:table-cell>
          <table:table-cell table:style-name="Таблица3.D2" office:value-type="string">
            <text:p text:style-name="P21">NOT NULL FOREIGN KEY </text:p>
          </table:table-cell>
        </table:table-row>
        <table:table-row table:style-name="TableLine94101230452048">
          <table:table-cell table:style-name="Таблица3.A2" office:value-type="string">
            <text:p text:style-name="P21">edition</text:p>
          </table:table-cell>
          <table:table-cell table:style-name="Таблица3.A2" office:value-type="string">
            <text:p text:style-name="P21">Номер издания</text:p>
          </table:table-cell>
          <table:table-cell table:style-name="Таблица3.A2" office:value-type="string">
            <text:p text:style-name="P39">SMALLINT</text:p>
          </table:table-cell>
          <table:table-cell table:style-name="Таблица3.D2" office:value-type="string">
            <text:p text:style-name="P21"><text:bookmark-start text:name="__DdeLink__944_2510525126"/>CHECK (edition &gt; 0)<text:bookmark-end text:name="__DdeLink__944_2510525126"/></text:p>
          </table:table-cell>
        </table:table-row>
        <table:table-row table:style-name="TableLine94101230453072">
          <table:table-cell table:style-name="Таблица3.A2" office:value-type="string">
            <text:p text:style-name="P21">merch_cnt</text:p>
          </table:table-cell>
          <table:table-cell table:style-name="Таблица3.A2" office:value-type="string">
            <text:p text:style-name="P21">Тираж мерча</text:p>
          </table:table-cell>
          <table:table-cell table:style-name="Таблица3.A2" office:value-type="string">
            <text:p text:style-name="P21">INT</text:p>
          </table:table-cell>
          <table:table-cell table:style-name="Таблица3.D2" office:value-type="string">
            <text:p text:style-name="P21"><text:bookmark-start text:name="__DdeLink__986_2668769233"/><text:bookmark-start text:name="__DdeLink__946_2510525126"/>CHECK (merch_cnt &gt; 0)<text:bookmark-end text:name="__DdeLink__986_2668769233"/><text:bookmark-end text:name="__DdeLink__946_2510525126"/></text:p>
          </table:table-cell>
        </table:table-row>
        <table:table-row table:style-name="TableLine94101230454144">
          <table:table-cell table:style-name="Таблица3.A2" office:value-type="string">
            <text:p text:style-name="P21">release_dt</text:p>
          </table:table-cell>
          <table:table-cell table:style-name="Таблица3.A2" office:value-type="string">
            <text:p text:style-name="P21">Дата отправки на производство</text:p>
          </table:table-cell>
          <table:table-cell table:style-name="Таблица3.A2" office:value-type="string">
            <text:p text:style-name="P21">DATE</text:p>
          </table:table-cell>
          <table:table-cell table:style-name="Таблица3.D2" office:value-type="string">
            <text:p text:style-name="P6"/>
          </table:table-cell>
        </table:table-row>
        <table:table-row table:style-name="TableLine94101230455216">
          <table:table-cell table:style-name="Таблица3.A2" office:value-type="string">
            <text:p text:style-name="P21">cost</text:p>
          </table:table-cell>
          <table:table-cell table:style-name="Таблица3.A2" office:value-type="string">
            <text:p text:style-name="P21">Стоимость мерча</text:p>
          </table:table-cell>
          <table:table-cell table:style-name="Таблица3.A2" office:value-type="string">
            <text:p text:style-name="P21">MONEY</text:p>
          </table:table-cell>
          <table:table-cell table:style-name="Таблица3.D2" office:value-type="string">
            <text:p text:style-name="P21"><text:bookmark-start text:name="__DdeLink__988_2668769233"/><text:bookmark-start text:name="__DdeLink__948_2510525126"/>CHECK (cost &gt; 0)<text:bookmark-end text:name="__DdeLink__988_2668769233"/><text:bookmark-end text:name="__DdeLink__948_2510525126"/></text:p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 table:style-name="TableLine94101230456560">
          <table:table-cell table:style-name="Таблица4.A1" table:number-columns-spanned="4" office:value-type="string">
            <text:p text:style-name="P22">Store — информация об именных магазинах, где продается манга и мерч</text:p>
          </table:table-cell>
          <table:covered-table-cell/>
          <table:covered-table-cell/>
          <table:covered-table-cell/>
        </table:table-row>
        <table:table-row table:style-name="TableLine94101230468304">
          <table:table-cell table:style-name="Таблица4.A2" office:value-type="string">
            <text:p text:style-name="P12">Название</text:p>
          </table:table-cell>
          <table:table-cell table:style-name="Таблица4.A2" office:value-type="string">
            <text:p text:style-name="P12">Описание</text:p>
          </table:table-cell>
          <table:table-cell table:style-name="Таблица4.A2" office:value-type="string">
            <text:p text:style-name="P13">Тип данных</text:p>
          </table:table-cell>
          <table:table-cell table:style-name="Таблица4.D2" office:value-type="string">
            <text:p text:style-name="P12">Ограничение</text:p>
          </table:table-cell>
        </table:table-row>
        <text:soft-page-break/>
        <table:table-row table:style-name="TableLine94101230470288">
          <table:table-cell table:style-name="Таблица4.A2" office:value-type="string">
            <text:p text:style-name="P22">store_id</text:p>
          </table:table-cell>
          <table:table-cell table:style-name="Таблица4.A2" office:value-type="string">
            <text:p text:style-name="P22">Идентификатор магазина</text:p>
          </table:table-cell>
          <table:table-cell table:style-name="Таблица4.A2" office:value-type="string">
            <text:p text:style-name="P41">SERIAL</text:p>
          </table:table-cell>
          <table:table-cell table:style-name="Таблица4.D2" office:value-type="string">
            <text:p text:style-name="P26">PRIMARY KE<text:span text:style-name="T13">Y</text:span></text:p>
          </table:table-cell>
        </table:table-row>
        <table:table-row table:style-name="TableLine94101230471200">
          <table:table-cell table:style-name="Таблица4.A2" office:value-type="string">
            <text:p text:style-name="P22">name</text:p>
          </table:table-cell>
          <table:table-cell table:style-name="Таблица4.A2" office:value-type="string">
            <text:p text:style-name="P22">Название магазина</text:p>
          </table:table-cell>
          <table:table-cell table:style-name="Таблица4.A2" office:value-type="string">
            <text:p text:style-name="P22">VARCHAR(255)</text:p>
          </table:table-cell>
          <table:table-cell table:style-name="Таблица4.D2" office:value-type="string">
            <text:p text:style-name="P22">NOT NULL</text:p>
          </table:table-cell>
        </table:table-row>
        <table:table-row table:style-name="TableLine94101230472240">
          <table:table-cell table:style-name="Таблица4.A2" office:value-type="string">
            <text:p text:style-name="P27">address</text:p>
          </table:table-cell>
          <table:table-cell table:style-name="Таблица4.A2" office:value-type="string">
            <text:p text:style-name="P27">Адрес магазина</text:p>
          </table:table-cell>
          <table:table-cell table:style-name="Таблица4.A2" office:value-type="string">
            <text:p text:style-name="P27">VARCHAR(255)</text:p>
          </table:table-cell>
          <table:table-cell table:style-name="Таблица4.D2" office:value-type="string">
            <text:p text:style-name="P27">NOT NULL UNIQUE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row table:style-name="TableLine94101230474016">
          <table:table-cell table:style-name="Таблица5.A1" table:number-columns-spanned="4" office:value-type="string">
            <text:p text:style-name="P27">store_detailed_manga — информация о продаваемой манге в магазинах</text:p>
          </table:table-cell>
          <table:covered-table-cell/>
          <table:covered-table-cell/>
          <table:covered-table-cell/>
        </table:table-row>
        <table:table-row table:style-name="TableLine94101230489328">
          <table:table-cell table:style-name="Таблица5.A2" office:value-type="string">
            <text:p text:style-name="P13">Название</text:p>
          </table:table-cell>
          <table:table-cell table:style-name="Таблица5.A2" office:value-type="string">
            <text:p text:style-name="P13">Описание</text:p>
          </table:table-cell>
          <table:table-cell table:style-name="Таблица5.A2" office:value-type="string">
            <text:p text:style-name="P13">Тип данных</text:p>
          </table:table-cell>
          <table:table-cell table:style-name="Таблица5.D2" office:value-type="string">
            <text:p text:style-name="P13">Ограничение</text:p>
          </table:table-cell>
        </table:table-row>
        <table:table-row table:style-name="TableLine94101230491072">
          <table:table-cell table:style-name="Таблица5.A2" office:value-type="string">
            <text:p text:style-name="P23">store_id</text:p>
          </table:table-cell>
          <table:table-cell table:style-name="Таблица5.A2" office:value-type="string">
            <text:p text:style-name="P23">Идентификатор магазина</text:p>
          </table:table-cell>
          <table:table-cell table:style-name="Таблица5.A2" office:value-type="string">
            <text:p text:style-name="P41">SERIAL</text:p>
          </table:table-cell>
          <table:table-cell table:style-name="Таблица5.D2" office:value-type="string">
            <text:p text:style-name="P22">NOT NULL <text:s/>PRIMARY KEY FOREIGN KEY</text:p>
          </table:table-cell>
        </table:table-row>
        <table:table-row table:style-name="TableLine94101230491984">
          <table:table-cell table:style-name="Таблица5.A2" office:value-type="string">
            <text:p text:style-name="P28">manga_id </text:p>
          </table:table-cell>
          <table:table-cell table:style-name="Таблица5.A2" office:value-type="string">
            <text:p text:style-name="P14">Идентификатор манги</text:p>
          </table:table-cell>
          <table:table-cell table:style-name="Таблица5.A2" office:value-type="string">
            <text:p text:style-name="P41">SERIAL</text:p>
          </table:table-cell>
          <table:table-cell table:style-name="Таблица5.D2" office:value-type="string">
            <text:p text:style-name="P28">NOT NULL PRIMARY KEY FOREIGN KEY</text:p>
          </table:table-cell>
        </table:table-row>
        <table:table-row table:style-name="TableLine94101230492944">
          <table:table-cell table:style-name="Таблица5.A2" office:value-type="string">
            <text:p text:style-name="P28">manga_cnt</text:p>
          </table:table-cell>
          <table:table-cell table:style-name="Таблица5.A2" office:value-type="string">
            <text:p text:style-name="P28">Количество продаваемой манги</text:p>
          </table:table-cell>
          <table:table-cell table:style-name="Таблица5.A2" office:value-type="string">
            <text:p text:style-name="P28">INT</text:p>
          </table:table-cell>
          <table:table-cell table:style-name="Таблица5.D2" office:value-type="string">
            <text:p text:style-name="P28"><text:bookmark-start text:name="__DdeLink__1006_2668769233"/><text:bookmark-start text:name="__DdeLink__950_2510525126"/>CHECK (manga_cnt &gt;= 0)<text:bookmark-end text:name="__DdeLink__1006_2668769233"/><text:bookmark-end text:name="__DdeLink__950_2510525126"/>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row table:style-name="TableLine94101230494832">
          <table:table-cell table:style-name="Таблица6.A1" table:number-columns-spanned="4" office:value-type="string">
            <text:p text:style-name="P28">store_detailed_manga_history — информация о количестве продаваемой манги в определенные моменты времени</text:p>
          </table:table-cell>
          <table:covered-table-cell/>
          <table:covered-table-cell/>
          <table:covered-table-cell/>
        </table:table-row>
        <table:table-row table:style-name="TableLine94101230513808">
          <table:table-cell table:style-name="Таблица6.A2" office:value-type="string">
            <text:p text:style-name="P14">Название</text:p>
          </table:table-cell>
          <table:table-cell table:style-name="Таблица6.A2" office:value-type="string">
            <text:p text:style-name="P14">Описание</text:p>
          </table:table-cell>
          <table:table-cell table:style-name="Таблица6.A2" office:value-type="string">
            <text:p text:style-name="P14">Тип данных</text:p>
          </table:table-cell>
          <table:table-cell table:style-name="Таблица6.D2" office:value-type="string">
            <text:p text:style-name="P14">Ограничение</text:p>
          </table:table-cell>
        </table:table-row>
        <table:table-row table:style-name="TableLine94101230515792">
          <table:table-cell table:style-name="Таблица6.A2" office:value-type="string">
            <text:p text:style-name="P24">store_id</text:p>
          </table:table-cell>
          <table:table-cell table:style-name="Таблица6.A2" office:value-type="string">
            <text:p text:style-name="P24">Идентификатор магазина</text:p>
          </table:table-cell>
          <table:table-cell table:style-name="Таблица6.A2" office:value-type="string">
            <text:p text:style-name="P41"><text:bookmark-start text:name="__DdeLink__1013_2668769233"/>SERIAL<text:bookmark-end text:name="__DdeLink__1013_2668769233"/></text:p>
          </table:table-cell>
          <table:table-cell table:style-name="Таблица6.D2" office:value-type="string">
            <text:p text:style-name="P24">NOT NULL <text:s/>PRIMARY KEY FOREIGN KEY</text:p>
          </table:table-cell>
        </table:table-row>
        <table:table-row table:style-name="TableLine94101230516704">
          <table:table-cell table:style-name="Таблица6.A2" office:value-type="string">
            <text:p text:style-name="P28">manga_id </text:p>
          </table:table-cell>
          <table:table-cell table:style-name="Таблица6.A2" office:value-type="string">
            <text:p text:style-name="P14">Идентификатор манги</text:p>
          </table:table-cell>
          <table:table-cell table:style-name="Таблица6.A2" office:value-type="string">
            <text:p text:style-name="P41">SERIAL</text:p>
          </table:table-cell>
          <table:table-cell table:style-name="Таблица6.D2" office:value-type="string">
            <text:p text:style-name="P28">NOT NULL PRIMARY KEY FOREIGN KEY</text:p>
          </table:table-cell>
        </table:table-row>
        <table:table-row table:style-name="TableLine94101230517664">
          <table:table-cell table:style-name="Таблица6.A2" office:value-type="string">
            <text:p text:style-name="P28">manga_cnt</text:p>
          </table:table-cell>
          <table:table-cell table:style-name="Таблица6.A2" office:value-type="string">
            <text:p text:style-name="P28">Количество продаваемой манги</text:p>
          </table:table-cell>
          <table:table-cell table:style-name="Таблица6.A2" office:value-type="string">
            <text:p text:style-name="P28">INT</text:p>
          </table:table-cell>
          <table:table-cell table:style-name="Таблица6.D2" office:value-type="string">
            <text:p text:style-name="P28"><text:bookmark-start text:name="__DdeLink__952_2510525126"/>CHECK (manga_cnt &gt;= 0)<text:bookmark-end text:name="__DdeLink__952_2510525126"/></text:p>
          </table:table-cell>
        </table:table-row>
        <table:table-row table:style-name="TableLine94101230518576">
          <table:table-cell table:style-name="Таблица6.A2" office:value-type="string">
            <text:p text:style-name="P28">change_dtm</text:p>
          </table:table-cell>
          <table:table-cell table:style-name="Таблица6.A2" office:value-type="string">
            <text:p text:style-name="P30">Время, когда количество данной продаваемой манги поменялось</text:p>
          </table:table-cell>
          <table:table-cell table:style-name="Таблица6.A2" office:value-type="string">
            <text:p text:style-name="P39">TIMESTAMP</text:p>
          </table:table-cell>
          <table:table-cell table:style-name="Таблица6.D2" office:value-type="string">
            <text:p text:style-name="P28">NOT NULL <text:span text:style-name="T6">PRIMARY KEY</text:span></text:p>
          </table:table-cell>
        </table:table-row>
      </table:table>
      <text:p text:style-name="P1"/>
      <text:p text:style-name="P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row table:style-name="TableLine94101230520224">
          <table:table-cell table:style-name="Таблица7.A1" table:number-columns-spanned="4" office:value-type="string">
            <text:p text:style-name="P7"><text:span text:style-name="T4">store_detailed_m</text:span><text:span text:style-name="T6">erch</text:span><text:span text:style-name="T4"> — информация о продаваемо</text:span><text:span text:style-name="T6">м мерче</text:span><text:span text:style-name="T4"> в магазинах</text:span></text:p>
          </table:table-cell>
          <table:covered-table-cell/>
          <table:covered-table-cell/>
          <table:covered-table-cell/>
        </table:table-row>
        <table:table-row table:style-name="TableLine94101230376800">
          <table:table-cell table:style-name="Таблица7.A2" office:value-type="string">
            <text:p text:style-name="P15">Название</text:p>
          </table:table-cell>
          <table:table-cell table:style-name="Таблица7.A2" office:value-type="string">
            <text:p text:style-name="P15">Описание</text:p>
          </table:table-cell>
          <table:table-cell table:style-name="Таблица7.A2" office:value-type="string">
            <text:p text:style-name="P15">Тип данных</text:p>
          </table:table-cell>
          <table:table-cell table:style-name="Таблица7.D2" office:value-type="string">
            <text:p text:style-name="P15">Ограничение</text:p>
          </table:table-cell>
        </table:table-row>
        <table:table-row table:style-name="TableLine94101230541792">
          <table:table-cell table:style-name="Таблица7.A2" office:value-type="string">
            <text:p text:style-name="P25">store_id</text:p>
          </table:table-cell>
          <table:table-cell table:style-name="Таблица7.A2" office:value-type="string">
            <text:p text:style-name="P25">Идентификатор магазина</text:p>
          </table:table-cell>
          <table:table-cell table:style-name="Таблица7.A2" office:value-type="string">
            <text:p text:style-name="P41">SERIAL</text:p>
          </table:table-cell>
          <table:table-cell table:style-name="Таблица7.D2" office:value-type="string">
            <text:p text:style-name="P25">NOT NULL <text:s/>PRIMARY KEY FOREIGN KEY</text:p>
          </table:table-cell>
        </table:table-row>
        <table:table-row table:style-name="TableLine94101230542704">
          <table:table-cell table:style-name="Таблица7.A2" office:value-type="string">
            <text:p text:style-name="P7"><text:span text:style-name="T6">merch</text:span><text:span text:style-name="T5">_id </text:span></text:p>
          </table:table-cell>
          <table:table-cell table:style-name="Таблица7.A2" office:value-type="string">
            <text:p text:style-name="P7"><text:span text:style-name="T1">Идентификатор </text:span><text:span text:style-name="T6">мерча</text:span></text:p>
          </table:table-cell>
          <table:table-cell table:style-name="Таблица7.A2" office:value-type="string">
            <text:p text:style-name="P41">SERIAL</text:p>
          </table:table-cell>
          <table:table-cell table:style-name="Таблица7.D2" office:value-type="string">
            <text:p text:style-name="P29">NOT NULL PRIMARY KEY FOREIGN KEY</text:p>
          </table:table-cell>
        </table:table-row>
        <table:table-row table:style-name="TableLine94101230543664">
          <table:table-cell table:style-name="Таблица7.A2" office:value-type="string">
            <text:p text:style-name="P7"><text:span text:style-name="T6">merch</text:span><text:span text:style-name="T5">_cnt</text:span></text:p>
          </table:table-cell>
          <table:table-cell table:style-name="Таблица7.A2" office:value-type="string">
            <text:p text:style-name="P7"><text:span text:style-name="T5">Количество продаваемо</text:span><text:span text:style-name="T6">го мерча</text:span></text:p>
          </table:table-cell>
          <table:table-cell table:style-name="Таблица7.A2" office:value-type="string">
            <text:p text:style-name="P29">INT</text:p>
          </table:table-cell>
          <table:table-cell table:style-name="Таблица7.D2" office:value-type="string">
            <text:p text:style-name="P7"><text:bookmark-start text:name="__DdeLink__994_2668769233"/><text:span text:style-name="T5">CHECK (m</text:span><text:span text:style-name="T6">erch</text:span><text:span text:style-name="T5">_cnt &gt;= 0)</text:span><text:bookmark-end text:name="__DdeLink__994_2668769233"/></text:p>
          </table:table-cell>
        </table:table-row>
      </table:table>
      <text:p text:style-name="P4"/>
      <text:p text:style-name="P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row table:style-name="TableLine94101230545552">
          <table:table-cell table:style-name="Таблица8.A1" table:number-columns-spanned="4" office:value-type="string">
            <text:p text:style-name="P7"><text:span text:style-name="T5">store_detailed_m</text:span><text:span text:style-name="T6">erch</text:span><text:span text:style-name="T5">_history — информация о количестве продаваемо</text:span><text:span text:style-name="T6">го</text:span><text:span text:style-name="T5"> м</text:span><text:span text:style-name="T6">ерча</text:span><text:span text:style-name="T5"> в определенные моменты времени</text:span></text:p>
          </table:table-cell>
          <table:covered-table-cell/>
          <table:covered-table-cell/>
          <table:covered-table-cell/>
        </table:table-row>
        <table:table-row table:style-name="TableLine94101230568880">
          <table:table-cell table:style-name="Таблица8.A2" office:value-type="string">
            <text:p text:style-name="P15">Название</text:p>
          </table:table-cell>
          <table:table-cell table:style-name="Таблица8.A2" office:value-type="string">
            <text:p text:style-name="P15">Описание</text:p>
          </table:table-cell>
          <table:table-cell table:style-name="Таблица8.A2" office:value-type="string">
            <text:p text:style-name="P15">Тип данных</text:p>
          </table:table-cell>
          <table:table-cell table:style-name="Таблица8.D2" office:value-type="string">
            <text:p text:style-name="P15">Ограничение</text:p>
          </table:table-cell>
        </table:table-row>
        <text:soft-page-break/>
        <table:table-row table:style-name="TableLine94101230570736">
          <table:table-cell table:style-name="Таблица8.A2" office:value-type="string">
            <text:p text:style-name="P25">store_id</text:p>
          </table:table-cell>
          <table:table-cell table:style-name="Таблица8.A2" office:value-type="string">
            <text:p text:style-name="P25">Идентификатор магазина</text:p>
          </table:table-cell>
          <table:table-cell table:style-name="Таблица8.A2" office:value-type="string">
            <text:p text:style-name="P41">SERIAL</text:p>
          </table:table-cell>
          <table:table-cell table:style-name="Таблица8.D2" office:value-type="string">
            <text:p text:style-name="P25">NOT NULL <text:s/>PRIMARY KEY FOREIGN KEY</text:p>
          </table:table-cell>
        </table:table-row>
        <table:table-row table:style-name="TableLine94101230571648">
          <table:table-cell table:style-name="Таблица8.A2" office:value-type="string">
            <text:p text:style-name="P7"><text:span text:style-name="T5">m</text:span><text:span text:style-name="T6">erch</text:span><text:span text:style-name="T5">_id </text:span></text:p>
          </table:table-cell>
          <table:table-cell table:style-name="Таблица8.A2" office:value-type="string">
            <text:p text:style-name="P7"><text:span text:style-name="T1">Идентификатор </text:span><text:span text:style-name="T6">мерча</text:span></text:p>
          </table:table-cell>
          <table:table-cell table:style-name="Таблица8.A2" office:value-type="string">
            <text:p text:style-name="P41">SERIAL</text:p>
          </table:table-cell>
          <table:table-cell table:style-name="Таблица8.D2" office:value-type="string">
            <text:p text:style-name="P29">NOT NULL PRIMARY KEY FOREIGN KEY</text:p>
          </table:table-cell>
        </table:table-row>
        <table:table-row table:style-name="TableLine94101230572608">
          <table:table-cell table:style-name="Таблица8.A2" office:value-type="string">
            <text:p text:style-name="P7"><text:span text:style-name="T5">m</text:span><text:span text:style-name="T6">erch</text:span><text:span text:style-name="T5">_cnt</text:span></text:p>
          </table:table-cell>
          <table:table-cell table:style-name="Таблица8.A2" office:value-type="string">
            <text:p text:style-name="P29">Количество продаваемо<text:span text:style-name="T6">го мерча</text:span></text:p>
          </table:table-cell>
          <table:table-cell table:style-name="Таблица8.A2" office:value-type="string">
            <text:p text:style-name="P29">INT</text:p>
          </table:table-cell>
          <table:table-cell table:style-name="Таблица8.D2" office:value-type="string">
            <text:p text:style-name="P7"><text:bookmark-start text:name="__DdeLink__1008_2668769233"/><text:bookmark-start text:name="__DdeLink__954_2510525126"/><text:span text:style-name="T5">CHECK (m</text:span><text:span text:style-name="T6">erch</text:span><text:span text:style-name="T5">_cnt &gt;= 0)</text:span><text:bookmark-end text:name="__DdeLink__1008_2668769233"/><text:bookmark-end text:name="__DdeLink__954_2510525126"/></text:p>
          </table:table-cell>
        </table:table-row>
        <table:table-row table:style-name="TableLine94101230573520">
          <table:table-cell table:style-name="Таблица8.A2" office:value-type="string">
            <text:p text:style-name="P29">change_dtm</text:p>
          </table:table-cell>
          <table:table-cell table:style-name="Таблица8.A2" office:value-type="string">
            <text:p text:style-name="P30">Время, когда количество данного продаваемого мерча поменялось</text:p>
          </table:table-cell>
          <table:table-cell table:style-name="Таблица8.A2" office:value-type="string">
            <text:p text:style-name="P39">TIMESTAMP</text:p>
          </table:table-cell>
          <table:table-cell table:style-name="Таблица8.D2" office:value-type="string">
            <text:p text:style-name="P29">NOT NULL <text:span text:style-name="T6">PRIMARY KEY</text:span></text:p>
          </table:table-cell>
        </table:table-row>
      </table:table>
      <text:p text:style-name="P4"/>
      <text:p text:style-name="P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row table:style-name="TableLine94101230575088">
          <table:table-cell table:style-name="Таблица9.A1" table:number-columns-spanned="4" office:value-type="string">
            <text:p text:style-name="P30">Bill — информация о выданных чеках в магазинах</text:p>
          </table:table-cell>
          <table:covered-table-cell/>
          <table:covered-table-cell/>
          <table:covered-table-cell/>
        </table:table-row>
        <table:table-row table:style-name="TableLine94101230590320">
          <table:table-cell table:style-name="Таблица9.A2" office:value-type="string">
            <text:p text:style-name="P15">Название</text:p>
          </table:table-cell>
          <table:table-cell table:style-name="Таблица9.A2" office:value-type="string">
            <text:p text:style-name="P15">Описание</text:p>
          </table:table-cell>
          <table:table-cell table:style-name="Таблица9.A2" office:value-type="string">
            <text:p text:style-name="P15">Тип данных</text:p>
          </table:table-cell>
          <table:table-cell table:style-name="Таблица9.D2" office:value-type="string">
            <text:p text:style-name="P15">Ограничение</text:p>
          </table:table-cell>
        </table:table-row>
        <table:table-row table:style-name="TableLine94101230592176">
          <table:table-cell table:style-name="Таблица9.A2" office:value-type="string">
            <text:p text:style-name="P30">bill_id</text:p>
          </table:table-cell>
          <table:table-cell table:style-name="Таблица9.A2" office:value-type="string">
            <text:p text:style-name="P30">Идентификатор чека</text:p>
          </table:table-cell>
          <table:table-cell table:style-name="Таблица9.A2" office:value-type="string">
            <text:p text:style-name="P41">SERIAL</text:p>
          </table:table-cell>
          <table:table-cell table:style-name="Таблица9.D2" office:value-type="string">
            <text:p text:style-name="P32">PRIMARY KEY</text:p>
          </table:table-cell>
        </table:table-row>
        <table:table-row table:style-name="TableLine94101230593088">
          <table:table-cell table:style-name="Таблица9.A2" office:value-type="string">
            <text:p text:style-name="P30">buyer_id</text:p>
          </table:table-cell>
          <table:table-cell table:style-name="Таблица9.A2" office:value-type="string">
            <text:p text:style-name="P30">Идентификатор покупателя</text:p>
          </table:table-cell>
          <table:table-cell table:style-name="Таблица9.A2" office:value-type="string">
            <text:p text:style-name="P41">SERIAL</text:p>
          </table:table-cell>
          <table:table-cell table:style-name="Таблица9.D2" office:value-type="string">
            <text:p text:style-name="P31">NOT NULL FOREIGN KEY</text:p>
          </table:table-cell>
        </table:table-row>
        <table:table-row table:style-name="TableLine94101230594128">
          <table:table-cell table:style-name="Таблица9.A2" office:value-type="string">
            <text:p text:style-name="P30">store_id</text:p>
          </table:table-cell>
          <table:table-cell table:style-name="Таблица9.A2" office:value-type="string">
            <text:p text:style-name="P30">Идентификатор магазина</text:p>
          </table:table-cell>
          <table:table-cell table:style-name="Таблица9.A2" office:value-type="string">
            <text:p text:style-name="P41">SERIAL</text:p>
          </table:table-cell>
          <table:table-cell table:style-name="Таблица9.D2" office:value-type="string">
            <text:p text:style-name="P31">NOT NULL FOREIGN KEY</text:p>
          </table:table-cell>
        </table:table-row>
        <table:table-row table:style-name="TableLine94101230595552">
          <table:table-cell table:style-name="Таблица9.A2" office:value-type="string">
            <text:p text:style-name="P30">bill_dtm</text:p>
          </table:table-cell>
          <table:table-cell table:style-name="Таблица9.A2" office:value-type="string">
            <text:p text:style-name="P31">Время покупки</text:p>
          </table:table-cell>
          <table:table-cell table:style-name="Таблица9.A2" office:value-type="string">
            <text:p text:style-name="P39">TIMESTAMP</text:p>
          </table:table-cell>
          <table:table-cell table:style-name="Таблица9.D2" office:value-type="string">
            <text:p text:style-name="P31">NOT NULL</text:p>
          </table:table-cell>
        </table:table-row>
      </table:table>
      <text:p text:style-name="P2"/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D"/>
        <table:table-row table:style-name="TableLine94101230597200">
          <table:table-cell table:style-name="Таблица10.A1" table:number-columns-spanned="4" office:value-type="string">
            <text:p text:style-name="P31">bill_cons_basket_<text:span text:style-name="T7">manga</text:span> — информация о <text:span text:style-name="T7">купленной манге в чеках</text:span></text:p>
          </table:table-cell>
          <table:covered-table-cell/>
          <table:covered-table-cell/>
          <table:covered-table-cell/>
        </table:table-row>
        <table:table-row table:style-name="TableLine94101230611200">
          <table:table-cell table:style-name="Таблица10.A2" office:value-type="string">
            <text:p text:style-name="P16">Название</text:p>
          </table:table-cell>
          <table:table-cell table:style-name="Таблица10.A2" office:value-type="string">
            <text:p text:style-name="P16">Описание</text:p>
          </table:table-cell>
          <table:table-cell table:style-name="Таблица10.A2" office:value-type="string">
            <text:p text:style-name="P16">Тип данных</text:p>
          </table:table-cell>
          <table:table-cell table:style-name="Таблица10.D2" office:value-type="string">
            <text:p text:style-name="P16">Ограничение</text:p>
          </table:table-cell>
        </table:table-row>
        <table:table-row table:style-name="TableLine94101230613056">
          <table:table-cell table:style-name="Таблица10.A2" office:value-type="string">
            <text:p text:style-name="P33">bill_id</text:p>
          </table:table-cell>
          <table:table-cell table:style-name="Таблица10.A2" office:value-type="string">
            <text:p text:style-name="P33">Идентификатор чека</text:p>
          </table:table-cell>
          <table:table-cell table:style-name="Таблица10.A2" office:value-type="string">
            <text:p text:style-name="P33">INT</text:p>
          </table:table-cell>
          <table:table-cell table:style-name="Таблица10.D2" office:value-type="string">
            <text:p text:style-name="P33">NOT NULL PRIMARY KEY FOREIGN KEY</text:p>
          </table:table-cell>
        </table:table-row>
        <table:table-row table:style-name="TableLine94101230613968">
          <table:table-cell table:style-name="Таблица10.A2" office:value-type="string">
            <text:p text:style-name="P33">manga_bought_id</text:p>
          </table:table-cell>
          <table:table-cell table:style-name="Таблица10.A2" office:value-type="string">
            <text:p text:style-name="P33">Идентификатор купленной манги</text:p>
          </table:table-cell>
          <table:table-cell table:style-name="Таблица10.A2" office:value-type="string">
            <text:p text:style-name="P33">INT</text:p>
          </table:table-cell>
          <table:table-cell table:style-name="Таблица10.D2" office:value-type="string">
            <text:p text:style-name="P33">NOT NULL PRIMARY KEY</text:p>
          </table:table-cell>
        </table:table-row>
        <table:table-row table:style-name="TableLine94101230614928">
          <table:table-cell table:style-name="Таблица10.A2" office:value-type="string">
            <text:p text:style-name="P33">manga_bought_cnt</text:p>
          </table:table-cell>
          <table:table-cell table:style-name="Таблица10.A2" office:value-type="string">
            <text:p text:style-name="P33">Количество данной купленной манги</text:p>
          </table:table-cell>
          <table:table-cell table:style-name="Таблица10.A2" office:value-type="string">
            <text:p text:style-name="P33">INT</text:p>
          </table:table-cell>
          <table:table-cell table:style-name="Таблица10.D2" office:value-type="string">
            <text:p text:style-name="P33"><text:bookmark-start text:name="__DdeLink__996_2668769233"/><text:bookmark-start text:name="__DdeLink__956_2510525126"/>CHECK(manga_bought_cnt &gt; 0)<text:bookmark-end text:name="__DdeLink__996_2668769233"/><text:bookmark-end text:name="__DdeLink__956_2510525126"/></text:p>
          </table:table-cell>
        </table:table-row>
      </table:table>
      <text:p text:style-name="P2"/>
      <text:p text:style-name="P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A"/>
        <table:table-column table:style-name="Таблица11.D"/>
        <table:table-row table:style-name="TableLine94101230616816">
          <table:table-cell table:style-name="Таблица11.A1" table:number-columns-spanned="4" office:value-type="string">
            <text:p text:style-name="P8"><text:span text:style-name="T11">bill_cons_basket_</text:span><text:span text:style-name="T7">m</text:span><text:span text:style-name="T10">erch</text:span><text:span text:style-name="T11"> — информация о </text:span><text:span text:style-name="T7">купленно</text:span><text:span text:style-name="T10">м мерче</text:span><text:span text:style-name="T7"> в чеках</text:span></text:p>
          </table:table-cell>
          <table:covered-table-cell/>
          <table:covered-table-cell/>
          <table:covered-table-cell/>
        </table:table-row>
        <table:table-row table:style-name="TableLine94101230636160">
          <table:table-cell table:style-name="Таблица11.A2" office:value-type="string">
            <text:p text:style-name="P16">Название</text:p>
          </table:table-cell>
          <table:table-cell table:style-name="Таблица11.A2" office:value-type="string">
            <text:p text:style-name="P16">Описание</text:p>
          </table:table-cell>
          <table:table-cell table:style-name="Таблица11.A2" office:value-type="string">
            <text:p text:style-name="P16">Тип данных</text:p>
          </table:table-cell>
          <table:table-cell table:style-name="Таблица11.D2" office:value-type="string">
            <text:p text:style-name="P16">Ограничение</text:p>
          </table:table-cell>
        </table:table-row>
        <table:table-row table:style-name="TableLine94101230638016">
          <table:table-cell table:style-name="Таблица11.A2" office:value-type="string">
            <text:p text:style-name="P33">bill_id</text:p>
          </table:table-cell>
          <table:table-cell table:style-name="Таблица11.A2" office:value-type="string">
            <text:p text:style-name="P33">Идентификатор чека</text:p>
          </table:table-cell>
          <table:table-cell table:style-name="Таблица11.A2" office:value-type="string">
            <text:p text:style-name="P41">SERIAL</text:p>
          </table:table-cell>
          <table:table-cell table:style-name="Таблица11.D2" office:value-type="string">
            <text:p text:style-name="P33">NOT NULL PRIMARY KEY FOREIGN KEY</text:p>
          </table:table-cell>
        </table:table-row>
        <table:table-row table:style-name="TableLine94101230638928">
          <table:table-cell table:style-name="Таблица11.A2" office:value-type="string">
            <text:p text:style-name="P33">merch_bought_id</text:p>
          </table:table-cell>
          <table:table-cell table:style-name="Таблица11.A2" office:value-type="string">
            <text:p text:style-name="P33">Идентификатор купленного мерча</text:p>
          </table:table-cell>
          <table:table-cell table:style-name="Таблица11.A2" office:value-type="string">
            <text:p text:style-name="P41">SERIAL</text:p>
          </table:table-cell>
          <table:table-cell table:style-name="Таблица11.D2" office:value-type="string">
            <text:p text:style-name="P33">NOT NULL PRIMARY KEY</text:p>
          </table:table-cell>
        </table:table-row>
        <table:table-row table:style-name="TableLine94101230639888">
          <table:table-cell table:style-name="Таблица11.A2" office:value-type="string">
            <text:p text:style-name="P33">merch_bought_cnt</text:p>
          </table:table-cell>
          <table:table-cell table:style-name="Таблица11.A2" office:value-type="string">
            <text:p text:style-name="P33">Количество данного купленного мерча</text:p>
          </table:table-cell>
          <table:table-cell table:style-name="Таблица11.A2" office:value-type="string">
            <text:p text:style-name="P33">INT</text:p>
          </table:table-cell>
          <table:table-cell table:style-name="Таблица11.D2" office:value-type="string">
            <text:p text:style-name="P33"><text:bookmark-start text:name="__DdeLink__992_2668769233"/><text:bookmark-start text:name="__DdeLink__958_2510525126"/>CHECK(merch_bought_cnt &gt; 0)<text:bookmark-end text:name="__DdeLink__992_2668769233"/><text:bookmark-end text:name="__DdeLink__958_2510525126"/></text:p>
          </table:table-cell>
        </table:table-row>
      </table:table>
      <text:p text:style-name="P5"/>
      <text:p text:style-name="P5"/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 table:style-name="TableLine94101230641776">
          <table:table-cell table:style-name="Таблица12.A1" table:number-columns-spanned="4" office:value-type="string">
            <text:p text:style-name="P33">Buyer — информация о покупателях в магазинах</text:p>
          </table:table-cell>
          <table:covered-table-cell/>
          <table:covered-table-cell/>
          <table:covered-table-cell/>
        </table:table-row>
        <text:soft-page-break/>
        <table:table-row table:style-name="TableLine94101230650640">
          <table:table-cell table:style-name="Таблица12.A2" office:value-type="string">
            <text:p text:style-name="P16">Название</text:p>
          </table:table-cell>
          <table:table-cell table:style-name="Таблица12.A2" office:value-type="string">
            <text:p text:style-name="P16">Описание</text:p>
          </table:table-cell>
          <table:table-cell table:style-name="Таблица12.A2" office:value-type="string">
            <text:p text:style-name="P16">Тип данных</text:p>
          </table:table-cell>
          <table:table-cell table:style-name="Таблица12.D2" office:value-type="string">
            <text:p text:style-name="P16">Ограничение</text:p>
          </table:table-cell>
        </table:table-row>
        <table:table-row table:style-name="TableLine94101230621168">
          <table:table-cell table:style-name="Таблица12.A2" office:value-type="string">
            <text:p text:style-name="P34">buyer_id</text:p>
          </table:table-cell>
          <table:table-cell table:style-name="Таблица12.A2" office:value-type="string">
            <text:p text:style-name="P34">Идентификатор покупателя</text:p>
          </table:table-cell>
          <table:table-cell table:style-name="Таблица12.A2" office:value-type="string">
            <text:p text:style-name="P41">SERIAL</text:p>
          </table:table-cell>
          <table:table-cell table:style-name="Таблица12.D2" office:value-type="string">
            <text:p text:style-name="P36"><text:span text:style-name="T14">UNIQUE </text:span>PRIMARY KEY</text:p>
          </table:table-cell>
        </table:table-row>
        <table:table-row table:style-name="TableLine94101230620288">
          <table:table-cell table:style-name="Таблица12.A2" office:value-type="string">
            <text:p text:style-name="P37">discount_card_type</text:p>
          </table:table-cell>
          <table:table-cell table:style-name="Таблица12.A2" office:value-type="string">
            <text:p text:style-name="P34">Тип скидочной карты</text:p>
          </table:table-cell>
          <table:table-cell table:style-name="Таблица12.A2" office:value-type="string">
            <text:p text:style-name="P34">VARCHAR(255)</text:p>
          </table:table-cell>
          <table:table-cell table:style-name="Таблица12.D2" office:value-type="string">
            <text:p text:style-name="P34"><text:bookmark-start text:name="__DdeLink__990_2668769233"/>CHECK (<text:span text:style-name="T8">discount_card_type = «common» OR <text:s/>discount_card_type = «medium» OR <text:s/>discount_card_type = «premium»)</text:span><text:bookmark-end text:name="__DdeLink__990_2668769233"/></text:p>
          </table:table-cell>
        </table:table-row>
        <table:table-row table:style-name="TableLine94101230665520">
          <table:table-cell table:style-name="Таблица12.A2" office:value-type="string">
            <text:p text:style-name="P34">phone_no</text:p>
          </table:table-cell>
          <table:table-cell table:style-name="Таблица12.A2" office:value-type="string">
            <text:p text:style-name="P34">Номер телефона покупателя</text:p>
          </table:table-cell>
          <table:table-cell table:style-name="Таблица12.A2" office:value-type="string">
            <text:p text:style-name="P34">VARCHAR(255)</text:p>
          </table:table-cell>
          <table:table-cell table:style-name="Таблица12.D2" office:value-type="string">
            <text:p text:style-name="P34">NOT NULL</text:p>
          </table:table-cell>
        </table:table-row>
        <table:table-row table:style-name="TableLine94101230666432">
          <table:table-cell table:style-name="Таблица12.A2" office:value-type="string">
            <text:p text:style-name="P37">currency_begin_dtm</text:p>
          </table:table-cell>
          <table:table-cell table:style-name="Таблица12.A2" office:value-type="string">
            <text:p text:style-name="P34">Начало действия выполнения 3 предыдущих полей</text:p>
          </table:table-cell>
          <table:table-cell table:style-name="Таблица12.A2" office:value-type="string">
            <text:p text:style-name="P39">TIMESTAMP</text:p>
          </table:table-cell>
          <table:table-cell table:style-name="Таблица12.D2" office:value-type="string">
            <text:p text:style-name="P34">NOT NULL <text:span text:style-name="T12">PRIMARY KEY</text:span></text:p>
          </table:table-cell>
        </table:table-row>
        <table:table-row table:style-name="TableLine94101230667296">
          <table:table-cell table:style-name="Таблица12.A2" office:value-type="string">
            <text:p text:style-name="P6"><text:span text:style-name="T8">currency_</text:span><text:span text:style-name="T9">end</text:span><text:span text:style-name="T8">_dtm</text:span></text:p>
          </table:table-cell>
          <table:table-cell table:style-name="Таблица12.A2" office:value-type="string">
            <text:p text:style-name="P34">Конец действия выполнения 3 предыдущих полей</text:p>
          </table:table-cell>
          <table:table-cell table:style-name="Таблица12.A2" office:value-type="string">
            <text:p text:style-name="P39">TIMESTAMP</text:p>
          </table:table-cell>
          <table:table-cell table:style-name="Таблица12.D2" office:value-type="string">
            <text:p text:style-name="P34">NOT NULL</text:p>
          </table:table-cell>
        </table:table-row>
      </table:table>
      <text:p text:style-name="P3"/>
      <text:p text:style-name="P3"/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 table:style-name="TableLine94101230668912">
          <table:table-cell table:style-name="Таблица13.A1" table:number-columns-spanned="4" office:value-type="string">
            <text:p text:style-name="P38">Title — информация о существующих названиях манги</text:p>
          </table:table-cell>
          <table:covered-table-cell/>
          <table:covered-table-cell/>
          <table:covered-table-cell/>
        </table:table-row>
        <table:table-row table:style-name="TableLine94101230674128">
          <table:table-cell table:style-name="Таблица13.A2" office:value-type="string">
            <text:p text:style-name="P17">Название</text:p>
          </table:table-cell>
          <table:table-cell table:style-name="Таблица13.A2" office:value-type="string">
            <text:p text:style-name="P17">Описание</text:p>
          </table:table-cell>
          <table:table-cell table:style-name="Таблица13.A2" office:value-type="string">
            <text:p text:style-name="P17">Тип данных</text:p>
          </table:table-cell>
          <table:table-cell table:style-name="Таблица13.D2" office:value-type="string">
            <text:p text:style-name="P17">Ограничение</text:p>
          </table:table-cell>
        </table:table-row>
        <table:table-row table:style-name="TableLine94101230675472">
          <table:table-cell table:style-name="Таблица13.A2" office:value-type="string">
            <text:p text:style-name="P38">title</text:p>
          </table:table-cell>
          <table:table-cell table:style-name="Таблица13.A2" office:value-type="string">
            <text:p text:style-name="P38">Название манги</text:p>
          </table:table-cell>
          <table:table-cell table:style-name="Таблица13.A2" office:value-type="string">
            <text:p text:style-name="P35">VARCHAR(255)</text:p>
          </table:table-cell>
          <table:table-cell table:style-name="Таблица13.D2" office:value-type="string">
            <text:p text:style-name="P39">NOT NULL UNIQU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1:51:29.342422608</meta:creation-date>
    <dc:date>2022-05-15T15:07:05.799805842</dc:date>
    <meta:editing-duration>PT4H11M19S</meta:editing-duration>
    <meta:editing-cycles>10</meta:editing-cycles>
    <meta:generator>LibreOffice/6.4.7.2$Linux_X86_64 LibreOffice_project/40$Build-2</meta:generator>
    <meta:document-statistic meta:table-count="13" meta:image-count="0" meta:object-count="0" meta:page-count="4" meta:paragraph-count="267" meta:word-count="607" meta:character-count="4389" meta:non-whitespace-character-count="4024"/>
  </office:meta>
</office:document-meta>
</file>